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a24e" officeooo:paragraph-rsid="001ea24e"/>
    </style:style>
    <style:style style:name="P2" style:family="paragraph" style:parent-style-name="Text_20_body">
      <style:paragraph-properties fo:text-align="end" style:justify-single-word="false"/>
      <style:text-properties officeooo:rsid="001ea24e" officeooo:paragraph-rsid="001ea24e"/>
    </style:style>
    <style:style style:name="P3" style:family="paragraph" style:parent-style-name="Text_20_body">
      <style:text-properties officeooo:rsid="001ea24e" officeooo:paragraph-rsid="002e96e7"/>
    </style:style>
    <style:style style:name="P4" style:family="paragraph" style:parent-style-name="Text_20_body">
      <style:text-properties officeooo:rsid="0020ab3c" officeooo:paragraph-rsid="0020ab3c"/>
    </style:style>
    <style:style style:name="P5" style:family="paragraph" style:parent-style-name="Text_20_body">
      <style:text-properties officeooo:rsid="0020ab3c" officeooo:paragraph-rsid="0021047c"/>
    </style:style>
    <style:style style:name="P6" style:family="paragraph" style:parent-style-name="Text_20_body">
      <style:text-properties officeooo:rsid="0020ab3c" officeooo:paragraph-rsid="0035380a"/>
    </style:style>
    <style:style style:name="P7" style:family="paragraph" style:parent-style-name="Text_20_body">
      <style:text-properties officeooo:paragraph-rsid="0021581b"/>
    </style:style>
    <style:style style:name="P8" style:family="paragraph" style:parent-style-name="Text_20_body">
      <style:paragraph-properties fo:text-align="end" style:justify-single-word="false"/>
      <style:text-properties officeooo:rsid="0022f3d9" officeooo:paragraph-rsid="0022f3d9"/>
    </style:style>
    <style:style style:name="P9" style:family="paragraph" style:parent-style-name="Text_20_body">
      <style:text-properties officeooo:rsid="0028dc18" officeooo:paragraph-rsid="002975aa"/>
    </style:style>
    <style:style style:name="P10" style:family="paragraph" style:parent-style-name="Text_20_body">
      <style:text-properties officeooo:rsid="002975aa" officeooo:paragraph-rsid="002975aa"/>
    </style:style>
    <style:style style:name="P11" style:family="paragraph" style:parent-style-name="Text_20_body">
      <style:text-properties officeooo:paragraph-rsid="002e96e7"/>
    </style:style>
    <style:style style:name="P12" style:family="paragraph" style:parent-style-name="Text_20_body">
      <style:text-properties officeooo:paragraph-rsid="0032e4f6"/>
    </style:style>
    <style:style style:name="P13" style:family="paragraph" style:parent-style-name="Text_20_body">
      <style:text-properties officeooo:rsid="00362eca" officeooo:paragraph-rsid="00362eca"/>
    </style:style>
    <style:style style:name="P14" style:family="paragraph" style:parent-style-name="Text_20_body">
      <style:text-properties officeooo:rsid="00362eca" officeooo:paragraph-rsid="00524238"/>
    </style:style>
    <style:style style:name="P15" style:family="paragraph" style:parent-style-name="Text_20_body">
      <style:text-properties officeooo:rsid="0036b42f" officeooo:paragraph-rsid="0036b42f"/>
    </style:style>
    <style:style style:name="P16" style:family="paragraph" style:parent-style-name="Text_20_body">
      <style:text-properties officeooo:rsid="0036b42f" officeooo:paragraph-rsid="003aafa6"/>
    </style:style>
    <style:style style:name="P17" style:family="paragraph" style:parent-style-name="Text_20_body">
      <style:text-properties officeooo:rsid="0036b42f" officeooo:paragraph-rsid="0048dba3"/>
    </style:style>
    <style:style style:name="P18" style:family="paragraph" style:parent-style-name="Text_20_body">
      <style:text-properties officeooo:rsid="0036b42f" officeooo:paragraph-rsid="0053a917"/>
    </style:style>
    <style:style style:name="P19" style:family="paragraph" style:parent-style-name="Text_20_body">
      <style:text-properties officeooo:rsid="0036b42f" officeooo:paragraph-rsid="00561257"/>
    </style:style>
    <style:style style:name="P20" style:family="paragraph" style:parent-style-name="Text_20_body">
      <style:text-properties officeooo:rsid="0036b42f" officeooo:paragraph-rsid="005c5437"/>
    </style:style>
    <style:style style:name="P21" style:family="paragraph" style:parent-style-name="Text_20_body">
      <style:text-properties officeooo:rsid="00385dfc" officeooo:paragraph-rsid="003aafa6"/>
    </style:style>
    <style:style style:name="P22" style:family="paragraph" style:parent-style-name="Text_20_body">
      <style:text-properties officeooo:rsid="003edbb6" officeooo:paragraph-rsid="003edbb6"/>
    </style:style>
    <style:style style:name="P23" style:family="paragraph" style:parent-style-name="Text_20_body">
      <style:text-properties officeooo:rsid="003edbb6" officeooo:paragraph-rsid="005652bd"/>
    </style:style>
    <style:style style:name="P24" style:family="paragraph" style:parent-style-name="Text_20_body">
      <style:text-properties officeooo:paragraph-rsid="0045d092"/>
    </style:style>
    <style:style style:name="P25" style:family="paragraph" style:parent-style-name="Text_20_body">
      <style:text-properties officeooo:rsid="00479daf" officeooo:paragraph-rsid="00479daf"/>
    </style:style>
    <style:style style:name="P26" style:family="paragraph" style:parent-style-name="Text_20_body">
      <style:text-properties officeooo:rsid="00479daf" officeooo:paragraph-rsid="005c624f"/>
    </style:style>
    <style:style style:name="P27" style:family="paragraph" style:parent-style-name="Text_20_body">
      <style:text-properties officeooo:rsid="0048e4c6" officeooo:paragraph-rsid="0048e4c6"/>
    </style:style>
    <style:style style:name="P28" style:family="paragraph" style:parent-style-name="Text_20_body">
      <style:text-properties officeooo:rsid="00493bcb" officeooo:paragraph-rsid="00493bcb"/>
    </style:style>
    <style:style style:name="P29" style:family="paragraph" style:parent-style-name="Text_20_body">
      <style:text-properties officeooo:rsid="004ceca5" officeooo:paragraph-rsid="004ceca5"/>
    </style:style>
    <style:style style:name="P30" style:family="paragraph" style:parent-style-name="Text_20_body">
      <style:text-properties officeooo:rsid="00524238" officeooo:paragraph-rsid="00524238"/>
    </style:style>
    <style:style style:name="P31" style:family="paragraph" style:parent-style-name="Text_20_body">
      <style:text-properties officeooo:rsid="005425cd" officeooo:paragraph-rsid="005425cd"/>
    </style:style>
    <style:style style:name="P32" style:family="paragraph" style:parent-style-name="Text_20_body">
      <style:text-properties officeooo:rsid="005652bd" officeooo:paragraph-rsid="005652bd"/>
    </style:style>
    <style:style style:name="P33" style:family="paragraph" style:parent-style-name="Text_20_body">
      <style:text-properties officeooo:rsid="00397a7c" officeooo:paragraph-rsid="005a9f4f"/>
    </style:style>
    <style:style style:name="P34" style:family="paragraph" style:parent-style-name="Text_20_body">
      <style:text-properties officeooo:rsid="003de023" officeooo:paragraph-rsid="003de023"/>
    </style:style>
    <style:style style:name="P35" style:family="paragraph" style:parent-style-name="Text_20_body">
      <style:text-properties officeooo:rsid="005bb6cf" officeooo:paragraph-rsid="005bb6cf"/>
    </style:style>
    <style:style style:name="P36" style:family="paragraph" style:parent-style-name="Text_20_body">
      <style:text-properties officeooo:rsid="005fbf8c" officeooo:paragraph-rsid="00619b57"/>
    </style:style>
    <style:style style:name="P37" style:family="paragraph" style:parent-style-name="Text_20_body">
      <style:text-properties fo:font-style="normal" officeooo:rsid="005652bd" officeooo:paragraph-rsid="005652bd" style:font-style-asian="normal" style:font-style-complex="normal"/>
    </style:style>
    <style:style style:name="P38" style:family="paragraph" style:parent-style-name="Text_20_body">
      <style:text-properties fo:font-style="normal" officeooo:rsid="005652bd" officeooo:paragraph-rsid="0058251f" style:font-style-asian="normal" style:font-style-complex="normal"/>
    </style:style>
    <style:style style:name="P39" style:family="paragraph" style:parent-style-name="Text_20_body">
      <style:text-properties officeooo:rsid="00654b13" officeooo:paragraph-rsid="00654b13"/>
    </style:style>
    <style:style style:name="P40" style:family="paragraph" style:parent-style-name="Text_20_body">
      <style:text-properties officeooo:rsid="00654b13" officeooo:paragraph-rsid="006b47e0"/>
    </style:style>
    <style:style style:name="P41" style:family="paragraph" style:parent-style-name="Text_20_body">
      <style:text-properties officeooo:rsid="00718a02" officeooo:paragraph-rsid="00718a02"/>
    </style:style>
    <style:style style:name="P42" style:family="paragraph" style:parent-style-name="Text_20_body">
      <style:text-properties officeooo:rsid="0077a32d" officeooo:paragraph-rsid="0077a32d"/>
    </style:style>
    <style:style style:name="P43" style:family="paragraph" style:parent-style-name="Text_20_body">
      <style:text-properties officeooo:rsid="007ad900" officeooo:paragraph-rsid="007ad900"/>
    </style:style>
    <style:style style:name="P44" style:family="paragraph" style:parent-style-name="Text_20_body">
      <style:text-properties officeooo:rsid="007ad900" officeooo:paragraph-rsid="007bf2f3"/>
    </style:style>
    <style:style style:name="P45" style:family="paragraph" style:parent-style-name="Text_20_body">
      <style:text-properties officeooo:rsid="007bf2f3" officeooo:paragraph-rsid="007bf2f3"/>
    </style:style>
    <style:style style:name="P46" style:family="paragraph" style:parent-style-name="Title">
      <style:text-properties officeooo:rsid="001d2903"/>
    </style:style>
    <style:style style:name="P47" style:family="paragraph" style:parent-style-name="CODE">
      <style:text-properties officeooo:paragraph-rsid="0035380a"/>
    </style:style>
    <style:style style:name="P48" style:family="paragraph" style:parent-style-name="CODE">
      <style:text-properties officeooo:rsid="005652bd" officeooo:paragraph-rsid="005652bd"/>
    </style:style>
    <style:style style:name="P49" style:family="paragraph" style:parent-style-name="CODE">
      <style:text-properties officeooo:rsid="005652bd" officeooo:paragraph-rsid="0058251f"/>
    </style:style>
    <style:style style:name="P50" style:family="paragraph" style:parent-style-name="CODE">
      <style:text-properties fo:font-style="normal" officeooo:rsid="005652bd" officeooo:paragraph-rsid="005652bd" style:font-style-asian="normal" style:font-style-complex="normal"/>
    </style:style>
    <style:style style:name="P51" style:family="paragraph" style:parent-style-name="CODE">
      <style:text-properties fo:font-style="normal" fo:font-weight="normal" officeooo:rsid="005652bd" officeooo:paragraph-rsid="005652bd" style:font-style-asian="normal" style:font-weight-asian="normal" style:font-style-complex="normal" style:font-weight-complex="normal"/>
    </style:style>
    <style:style style:name="P52" style:family="paragraph" style:parent-style-name="Preformatted_20_Text">
      <style:text-properties officeooo:rsid="003a782a" officeooo:paragraph-rsid="003c0821"/>
    </style:style>
    <style:style style:name="P53" style:family="paragraph" style:parent-style-name="Standard">
      <style:text-properties officeooo:rsid="005652bd" officeooo:paragraph-rsid="005652bd"/>
    </style:style>
    <style:style style:name="P54" style:family="paragraph" style:parent-style-name="Standard">
      <style:text-properties officeooo:rsid="005652bd" officeooo:paragraph-rsid="0058251f"/>
    </style:style>
    <style:style style:name="P55" style:family="paragraph" style:parent-style-name="Preformatted_20_Text">
      <style:paragraph-properties fo:margin-top="0in" fo:margin-bottom="0.1965in" style:contextual-spacing="false"/>
      <style:text-properties officeooo:paragraph-rsid="003edbb6"/>
    </style:style>
    <style:style style:name="P56" style:family="paragraph" style:parent-style-name="Heading_20_5">
      <style:text-properties officeooo:rsid="00397a7c" officeooo:paragraph-rsid="005c5437"/>
    </style:style>
    <style:style style:name="P57" style:family="paragraph" style:parent-style-name="Heading_20_4">
      <style:text-properties officeooo:paragraph-rsid="005c5437"/>
    </style:style>
    <style:style style:name="P58" style:family="paragraph" style:parent-style-name="QUOTE">
      <style:text-properties fo:background-color="transparent"/>
    </style:style>
    <style:style style:name="P59" style:family="paragraph" style:parent-style-name="QUOTE">
      <style:text-properties officeooo:paragraph-rsid="006ef0c8"/>
    </style:style>
    <style:style style:name="P60" style:family="paragraph" style:parent-style-name="Heading_20_1">
      <style:text-properties officeooo:rsid="0028dc18" officeooo:paragraph-rsid="0028dc18"/>
    </style:style>
    <style:style style:name="P61" style:family="paragraph" style:parent-style-name="Heading_20_1">
      <style:text-properties officeooo:paragraph-rsid="0045d092"/>
    </style:style>
    <style:style style:name="P62" style:family="paragraph" style:parent-style-name="Heading_20_1">
      <style:text-properties officeooo:rsid="006d19ab" officeooo:paragraph-rsid="006d19ab"/>
    </style:style>
    <style:style style:name="P63" style:family="paragraph" style:parent-style-name="Heading_20_2">
      <style:text-properties officeooo:rsid="005ee781" officeooo:paragraph-rsid="005ee781"/>
    </style:style>
    <style:style style:name="P64" style:family="paragraph" style:parent-style-name="Heading_20_3">
      <style:text-properties officeooo:paragraph-rsid="00362eca"/>
    </style:style>
    <style:style style:name="P65" style:family="paragraph" style:parent-style-name="Text_20_body">
      <style:text-properties officeooo:rsid="007c630c" officeooo:paragraph-rsid="007c630c"/>
    </style:style>
    <style:style style:name="P66" style:family="paragraph" style:parent-style-name="Text_20_body">
      <style:text-properties officeooo:rsid="007bf2f3" officeooo:paragraph-rsid="007bf2f3"/>
    </style:style>
    <style:style style:name="T1" style:family="text">
      <style:text-properties officeooo:rsid="001ea24e"/>
    </style:style>
    <style:style style:name="T2" style:family="text">
      <style:text-properties fo:font-weight="bold" style:font-weight-asian="bold" style:font-weight-complex="bold"/>
    </style:style>
    <style:style style:name="T3" style:family="text">
      <style:text-properties fo:font-weight="bold" officeooo:rsid="002975aa" style:font-weight-asian="bold" style:font-weight-complex="bold"/>
    </style:style>
    <style:style style:name="T4" style:family="text">
      <style:text-properties fo:font-weight="bold" officeooo:rsid="001ea24e" style:font-weight-asian="bold" style:font-weight-complex="bold"/>
    </style:style>
    <style:style style:name="T5" style:family="text">
      <style:text-properties fo:font-weight="bold" officeooo:rsid="0035380a" style:font-weight-asian="bold" style:font-weight-complex="bold"/>
    </style:style>
    <style:style style:name="T6" style:family="text">
      <style:text-properties fo:font-weight="bold" officeooo:rsid="003de023" style:font-weight-asian="bold" style:font-weight-complex="bold"/>
    </style:style>
    <style:style style:name="T7" style:family="text">
      <style:text-properties fo:font-weight="bold" officeooo:rsid="0040ff99" style:font-weight-asian="bold" style:font-weight-complex="bold"/>
    </style:style>
    <style:style style:name="T8" style:family="text">
      <style:text-properties fo:font-weight="bold" officeooo:rsid="00420eeb" style:font-weight-asian="bold" style:font-weight-complex="bold"/>
    </style:style>
    <style:style style:name="T9" style:family="text">
      <style:text-properties fo:font-weight="bold" officeooo:rsid="00507886" style:font-weight-asian="bold" style:font-weight-complex="bold"/>
    </style:style>
    <style:style style:name="T10" style:family="text">
      <style:text-properties fo:font-weight="bold" officeooo:rsid="00524238" style:font-weight-asian="bold" style:font-weight-complex="bold"/>
    </style:style>
    <style:style style:name="T11" style:family="text">
      <style:text-properties fo:font-weight="bold" officeooo:rsid="00561257" style:font-weight-asian="bold" style:font-weight-complex="bold"/>
    </style:style>
    <style:style style:name="T12" style:family="text">
      <style:text-properties fo:font-weight="bold" officeooo:rsid="005652bd" style:font-weight-asian="bold" style:font-weight-complex="bold"/>
    </style:style>
    <style:style style:name="T13" style:family="text">
      <style:text-properties fo:font-weight="bold" officeooo:rsid="0058251f" style:font-weight-asian="bold" style:font-weight-complex="bold"/>
    </style:style>
    <style:style style:name="T14" style:family="text">
      <style:text-properties fo:font-weight="bold" officeooo:rsid="005a9f4f" style:font-weight-asian="bold" style:font-weight-complex="bold"/>
    </style:style>
    <style:style style:name="T15" style:family="text">
      <style:text-properties fo:font-weight="bold" officeooo:rsid="0058cf38" style:font-weight-asian="bold" style:font-weight-complex="bold"/>
    </style:style>
    <style:style style:name="T16" style:family="text">
      <style:text-properties fo:font-weight="bold" officeooo:rsid="00385dfc" style:font-weight-asian="bold" style:font-weight-complex="bold"/>
    </style:style>
    <style:style style:name="T17" style:family="text">
      <style:text-properties fo:font-weight="bold" officeooo:rsid="003aafa6" style:font-weight-asian="bold" style:font-weight-complex="bold"/>
    </style:style>
    <style:style style:name="T18" style:family="text">
      <style:text-properties fo:font-weight="bold" officeooo:rsid="005c624f" style:font-weight-asian="bold" style:font-weight-complex="bold"/>
    </style:style>
    <style:style style:name="T19" style:family="text">
      <style:text-properties fo:font-weight="bold" officeooo:rsid="00718a02" style:font-weight-asian="bold" style:font-weight-complex="bold"/>
    </style:style>
    <style:style style:name="T20" style:family="text">
      <style:text-properties fo:font-weight="bold" officeooo:rsid="0069650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de023" style:font-weight-asian="normal" style:font-weight-complex="normal"/>
    </style:style>
    <style:style style:name="T23" style:family="text">
      <style:text-properties fo:font-weight="normal" officeooo:rsid="0040ff99" style:font-weight-asian="normal" style:font-weight-complex="normal"/>
    </style:style>
    <style:style style:name="T24" style:family="text">
      <style:text-properties fo:font-weight="normal" officeooo:rsid="00507886" style:font-weight-asian="normal" style:font-weight-complex="normal"/>
    </style:style>
    <style:style style:name="T25" style:family="text">
      <style:text-properties fo:font-weight="normal" officeooo:rsid="005652bd" style:font-weight-asian="normal" style:font-weight-complex="normal"/>
    </style:style>
    <style:style style:name="T26" style:family="text">
      <style:text-properties fo:font-weight="normal" officeooo:rsid="0055d4bb" style:font-weight-asian="normal" style:font-weight-complex="normal"/>
    </style:style>
    <style:style style:name="T27" style:family="text">
      <style:text-properties fo:font-weight="normal" officeooo:rsid="005c624f" style:font-weight-asian="normal" style:font-weight-complex="normal"/>
    </style:style>
    <style:style style:name="T28" style:family="text">
      <style:text-properties fo:font-weight="normal" officeooo:rsid="00690d7c" style:font-weight-asian="normal" style:font-weight-complex="normal"/>
    </style:style>
    <style:style style:name="T29" style:family="text">
      <style:text-properties fo:font-size="8pt" style:font-size-asian="8pt" style:font-size-complex="8pt"/>
    </style:style>
    <style:style style:name="T30" style:family="text">
      <style:text-properties fo:font-size="8pt" officeooo:rsid="0020590b" style:font-size-asian="8pt" style:font-size-complex="8pt"/>
    </style:style>
    <style:style style:name="T31" style:family="text">
      <style:text-properties fo:font-size="8pt" officeooo:rsid="005d0b36" style:font-size-asian="8pt" style:font-size-complex="8pt"/>
    </style:style>
    <style:style style:name="T32" style:family="text">
      <style:text-properties fo:font-size="8pt" officeooo:rsid="007930a4" style:font-size-asian="8pt" style:font-size-complex="8pt"/>
    </style:style>
    <style:style style:name="T33" style:family="text">
      <style:text-properties style:font-name="Liberation Serif" fo:font-weight="normal" officeooo:rsid="0021047c" style:font-weight-asian="normal" style:font-weight-complex="normal"/>
    </style:style>
    <style:style style:name="T34" style:family="text">
      <style:text-properties style:font-name="Liberation Serif" fo:font-weight="bold" officeooo:rsid="0021047c" style:font-weight-asian="bold" style:font-weight-complex="bold"/>
    </style:style>
    <style:style style:name="T35" style:family="text">
      <style:text-properties style:font-name="Liberation Serif" fo:font-weight="bold" officeooo:rsid="0029e942" style:font-weight-asian="bold" style:font-weight-complex="bold"/>
    </style:style>
    <style:style style:name="T36" style:family="text">
      <style:text-properties style:font-name="Liberation Serif" fo:font-weight="bold" fo:background-color="transparent" loext:char-shading-value="0" style:font-weight-asian="bold" style:font-weight-complex="bold"/>
    </style:style>
    <style:style style:name="T37" style:family="text">
      <style:text-properties style:font-name="Liberation Serif" fo:font-size="12pt" officeooo:rsid="005bb6cf" style:font-size-asian="12pt" style:font-size-complex="12pt"/>
    </style:style>
    <style:style style:name="T38" style:family="text">
      <style:text-properties style:font-name="Liberation Serif" fo:font-size="12pt" fo:font-weight="bold" officeooo:rsid="005bb6cf" style:font-size-asian="12pt" style:font-weight-asian="bold" style:font-size-complex="12pt" style:font-weight-complex="bold"/>
    </style:style>
    <style:style style:name="T39" style:family="text">
      <style:text-properties officeooo:rsid="002975aa"/>
    </style:style>
    <style:style style:name="T40" style:family="text">
      <style:text-properties officeooo:rsid="0029e942"/>
    </style:style>
    <style:style style:name="T41" style:family="text">
      <style:text-properties officeooo:rsid="0035380a"/>
    </style:style>
    <style:style style:name="T42" style:family="text">
      <style:text-properties officeooo:rsid="0036b42f"/>
    </style:style>
    <style:style style:name="T43" style:family="text">
      <style:text-properties officeooo:rsid="00385dfc"/>
    </style:style>
    <style:style style:name="T44" style:family="text">
      <style:text-properties officeooo:rsid="003aafa6"/>
    </style:style>
    <style:style style:name="T45" style:family="text">
      <style:text-properties officeooo:rsid="003de023"/>
    </style:style>
    <style:style style:name="T46" style:family="text">
      <style:text-properties officeooo:rsid="0040ff99"/>
    </style:style>
    <style:style style:name="T47" style:family="text">
      <style:text-properties officeooo:rsid="00420eeb"/>
    </style:style>
    <style:style style:name="T48" style:family="text">
      <style:text-properties officeooo:rsid="00499ee1"/>
    </style:style>
    <style:style style:name="T49" style:family="text">
      <style:text-properties fo:color="#7da7d8" loext:opacity="100%" fo:font-weight="bold" style:font-weight-asian="bold" style:font-weight-complex="bold"/>
    </style:style>
    <style:style style:name="T50" style:family="text">
      <style:text-properties officeooo:rsid="004d5fe4"/>
    </style:style>
    <style:style style:name="T51" style:family="text">
      <style:text-properties style:font-name="DejaVu Sans Mono" fo:font-size="10pt" fo:font-weight="bold" style:font-size-asian="10pt" style:font-weight-asian="bold" style:font-size-complex="10pt" style:font-weight-complex="bold"/>
    </style:style>
    <style:style style:name="T52" style:family="text">
      <style:text-properties style:font-name="DejaVu Sans Mono" fo:font-size="10pt" fo:font-weight="bold" officeooo:rsid="00499ee1" style:font-size-asian="10pt" style:font-weight-asian="bold" style:font-size-complex="10pt" style:font-weight-complex="bold"/>
    </style:style>
    <style:style style:name="T53" style:family="text">
      <style:text-properties officeooo:rsid="004da8d4"/>
    </style:style>
    <style:style style:name="T54" style:family="text">
      <style:text-properties officeooo:rsid="00507886"/>
    </style:style>
    <style:style style:name="T55" style:family="text">
      <style:text-properties officeooo:rsid="00524238"/>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bold" style:font-weight-asian="bold" style:font-weight-complex="bold"/>
    </style:style>
    <style:style style:name="T58" style:family="text">
      <style:text-properties officeooo:rsid="0055d4bb"/>
    </style:style>
    <style:style style:name="T59" style:family="text">
      <style:text-properties officeooo:rsid="00561257"/>
    </style:style>
    <style:style style:name="T60" style:family="text">
      <style:text-properties officeooo:rsid="005652bd"/>
    </style:style>
    <style:style style:name="T61" style:family="text">
      <style:text-properties fo:font-style="normal" style:font-style-asian="normal" style:font-style-complex="normal"/>
    </style:style>
    <style:style style:name="T62" style:family="text">
      <style:text-properties fo:font-style="normal" officeooo:rsid="0058251f" style:font-style-asian="normal" style:font-style-complex="normal"/>
    </style:style>
    <style:style style:name="T63" style:family="text">
      <style:text-properties fo:background-color="transparent" loext:char-shading-value="0"/>
    </style:style>
    <style:style style:name="T64" style:family="text">
      <style:text-properties fo:color="#74489d" loext:opacity="100%" fo:font-weight="bold" fo:background-color="transparent" loext:char-shading-value="0" style:font-weight-asian="bold" style:font-weight-complex="bold"/>
    </style:style>
    <style:style style:name="T65" style:family="text">
      <style:text-properties officeooo:rsid="0058251f"/>
    </style:style>
    <style:style style:name="T66" style:family="text">
      <style:text-properties officeooo:rsid="0058cf38"/>
    </style:style>
    <style:style style:name="T67" style:family="text">
      <style:text-properties officeooo:rsid="005a9f4f"/>
    </style:style>
    <style:style style:name="T68" style:family="text">
      <style:text-properties officeooo:rsid="005bb6cf"/>
    </style:style>
    <style:style style:name="T69" style:family="text">
      <style:text-properties officeooo:rsid="005c5437"/>
    </style:style>
    <style:style style:name="T70" style:family="text">
      <style:text-properties officeooo:rsid="00619b57"/>
    </style:style>
    <style:style style:name="T71" style:family="text">
      <style:text-properties officeooo:rsid="0063a35a"/>
    </style:style>
    <style:style style:name="T72" style:family="text">
      <style:text-properties officeooo:rsid="0069650d"/>
    </style:style>
    <style:style style:name="T73" style:family="text">
      <style:text-properties officeooo:rsid="006b47e0"/>
    </style:style>
    <style:style style:name="T74" style:family="text">
      <style:text-properties officeooo:rsid="00718a02"/>
    </style:style>
    <style:style style:name="T75" style:family="text">
      <style:text-properties officeooo:rsid="0077a32d"/>
    </style:style>
    <style:style style:name="T76" style:family="text">
      <style:text-properties officeooo:rsid="007d8b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Qubes</text:p>
      <text:p text:style-name="P2"><text:span text:style-name="T29">Last updated </text:span><text:span text:style-name="T30">202</text:span><text:span text:style-name="T31">20</text:span><text:span text:style-name="T32">515</text:span></text:p>
      <text:p text:style-name="P2"><text:a xlink:type="simple" xlink:href="https://www.qubes-os.org/" text:style-name="Internet_20_link" text:visited-style-name="Visited_20_Internet_20_Link">https://www.qubes-os.org/</text:a></text:p>
      <text:p text:style-name="P8">A Reasonably Secure Operating System</text:p>
      <text:h text:style-name="P60" text:outline-level="1">System Requirements</text:h>
      <text:p text:style-name="P10"><text:span text:style-name="T2">QubesOS</text:span> has strong hardware requirements: <text:a xlink:type="simple" xlink:href="https://www.qubes-os.org/doc/system-requirements/" text:style-name="Internet_20_link" text:visited-style-name="Visited_20_Internet_20_Link">https://www.qubes-os.org/doc/system-requirements/</text:a></text:p>
      <text:p text:style-name="P10">Check for compatibility with your specific hardware: <text:a xlink:type="simple" xlink:href="https://www.qubes-os.org/hcl/" text:style-name="Internet_20_link" text:visited-style-name="Visited_20_Internet_20_Link">https://www.qubes-os.org/hcl/</text:a></text:p>
      <text:h text:style-name="Heading_20_2" text:outline-level="2">Minimum Requirements</text:h>
      <text:h text:style-name="Heading_20_3" text:outline-level="3">RAM</text:h>
      <text:p text:style-name="P30"><text:span text:style-name="T2">4G</text:span> is the defined minimum. <text:s/></text:p>
      <text:p text:style-name="P30"><text:span text:style-name="T2">8G</text:span> is serviceable, but will max at <text:span text:style-name="T74">2</text:span>-<text:span text:style-name="T74">3</text:span> <text:span text:style-name="T19">Q</text:span><text:span text:style-name="T2">ubes</text:span>.</text:p>
      <text:p text:style-name="P41"><text:span text:style-name="T2">More than 8G</text:span> will improve ease of use.</text:p>
      <text:h text:style-name="Heading_20_2" text:outline-level="2">Hardware Compatibility</text:h>
      <text:h text:style-name="Heading_20_3" text:outline-level="3">Virtualization</text:h>
      <text:p text:style-name="P9">Ensure that both your <text:span text:style-name="T2">CPU</text:span> and your <text:span text:style-name="T2">Motherboard’s </text:span><text:span text:style-name="T10">C</text:span><text:span text:style-name="T2">hipset</text:span> support <text:span text:style-name="T2">IOMMU/VT-d/AMD-Vi</text:span>.</text:p>
      <text:p text:style-name="LivingDoc"><text:span text:style-name="T39">For example the </text:span><text:span text:style-name="T3">Intel Core i3</text:span><text:span text:style-name="T39"> processor has </text:span><text:span text:style-name="T3">VT-d (Virtualization Technology for Directed I/O)</text:span><text:span text:style-name="T39"> support: </text:span><text:a xlink:type="simple" xlink:href="https://www.intel.com/content/www/us/en/products/sku/209735/intel-core-i31125g4-processor-8m-cache-up-to-3-70-ghz-with-ipu/specifications.html" text:style-name="Internet_20_link" text:visited-style-name="Visited_20_Internet_20_Link"><text:span text:style-name="T39">https://www.intel.com/content/www/us/en/products/sku/209735/intel-core-i31125g4-processor-8m-cache-up-to-3-70-ghz-with-ipu/specifications.html</text:span></text:a></text:p>
      <text:p text:style-name="P12"><text:span text:style-name="T39">; but is unable to use </text:span><text:span text:style-name="T3">VT-d</text:span><text:span text:style-name="T39"> when paired with the </text:span><text:span text:style-name="T3">H-Joshua-H61-uATX (Joshua)</text:span><text:span text:style-name="T39"> motherboard, which uses a </text:span><text:span text:style-name="T3">Intel-H61</text:span><text:span text:style-name="T39"> chipset without </text:span><text:span text:style-name="T3">VT-d</text:span><text:span text:style-name="T39"> support: </text:span><text:a xlink:type="simple" xlink:href="https://ark.intel.com/content/www/us/en/ark/products/52806/intel-h61-express-chipset.html" text:style-name="Internet_20_link" text:visited-style-name="Visited_20_Internet_20_Link"><text:span text:style-name="T39">https://ark.intel.com/content/www/us/en/ark/products/52806/intel-h61-express-chipset.html</text:span></text:a></text:p>
      <text:h text:style-name="Heading_20_4" text:outline-level="4">VT vs VT-d</text:h>
      <text:p text:style-name="P39">Ensure that your chipset supports Intel <text:span text:style-name="T2">VT-d</text:span>. specifically <text:span text:style-name="T2">Intel VT</text:span> is incompatible with <text:span text:style-name="T2">Qubes</text:span>. <text:s/></text:p>
      <text:p text:style-name="P40">For example, <text:span text:style-name="T2">Intel X58 chipset</text:span> supports <text:span text:style-name="T2">Intel Virtualization Technology</text:span> (Intel VT) <text:span text:style-name="T73">and </text:span><text:span text:style-name="T2">Intel Virtualization Technology for Directed IO</text:span> (Intel VT-d) but <text:span text:style-name="T72">when paired with certain motherboards and their accompanying </text:span><text:span text:style-name="T20">BIOS</text:span><text:span text:style-name="T72"> can</text:span> fail to support <text:span text:style-name="T2">Intel VT-d</text:span> and so will fail to run <text:span text:style-name="T2">Qubes</text:span>.</text:p>
      <text:h text:style-name="Heading_20_3" text:outline-level="3">WLAN</text:h>
      <text:p text:style-name="P14"><text:span text:style-name="T2">Qubes</text:span> struggles with some <text:span text:style-name="T2">PCI WLAN Cards</text:span>. <text:s/>Specifically, <text:span text:style-name="T2">Broadcom’s</text:span>. <text:span text:style-name="T55">Causing system wide freezes. <text:s/>Check the </text:span><text:span text:style-name="T10">WLAN</text:span><text:span text:style-name="T55"> card to ensure compatability.</text:span></text:p>
      <text:h text:style-name="Heading_20_1" text:outline-level="1"><text:soft-page-break/>Installation</text:h>
      <text:p text:style-name="P1">Get the release you want: <text:a xlink:type="simple" xlink:href="https://www.qubes-os.org/downloads/" text:style-name="Internet_20_link" text:visited-style-name="Visited_20_Internet_20_Link">https://www.qubes-os.org/downloads/</text:a></text:p>
      <text:h text:style-name="Heading_20_2" text:outline-level="2">USB</text:h>
      <text:h text:style-name="Heading_20_3" text:outline-level="3">VFAT</text:h>
      <text:p text:style-name="Text_20_body">It is best to <text:span text:style-name="T41">use the </text:span><text:span text:style-name="T5">VF</text:span><text:span text:style-name="T2">AT </text:span><text:span text:style-name="T9">file system.</text:span><text:span text:style-name="T21"> <text:s/></text:span><text:span text:style-name="T24">Compatible with the </text:span><text:span text:style-name="T9">FAT</text:span><text:span text:style-name="T24"> file system family but allows files larger than </text:span><text:span text:style-name="T9">4G</text:span><text:span text:style-name="T24">.</text:span></text:p>
      <text:p text:style-name="P6"><text:span text:style-name="T21">Make the drive’s filesystem be </text:span><text:span text:style-name="T5">VF</text:span><text:span text:style-name="T2">AT.</text:span></text:p>
      <text:p text:style-name="P47">$ sudo mkfs.<text:span text:style-name="T41">v</text:span>fat -I /dev/&lt;YOUR_DEVICE&gt;</text:p>
      <text:p text:style-name="P6"><text:span text:style-name="Source_20_Text"><text:span text:style-name="T33">Use </text:span></text:span><text:span text:style-name="Source_20_Text"><text:span text:style-name="T34"><text:s/>dd</text:span></text:span><text:span text:style-name="Source_20_Text"><text:span text:style-name="T33"> to copy the contents of the </text:span></text:span><text:span text:style-name="Source_20_Text"><text:span text:style-name="T35">ISO</text:span></text:span><text:span text:style-name="Source_20_Text"><text:span text:style-name="T33"> to the disk.</text:span></text:span></text:p>
      <text:p text:style-name="P47"><text:span text:style-name="Source_20_Text">$ sudo dd if=Qubes-RX-x86_64.iso of=/dev/sdY status=progress bs=1048576 &amp;&amp; sync</text:span></text:p>
      <text:h text:style-name="Heading_20_3" text:outline-level="3">FAT32</text:h>
      <text:p text:style-name="P4">It is <text:span text:style-name="T54">recommended</text:span> to have an <text:span text:style-name="T2">8G</text:span> drive due to the <text:span text:style-name="T2">FAT32</text:span><text:span text:style-name="T21"> </text:span><text:span text:style-name="T24">file system</text:span><text:span text:style-name="T21"> but if using a larger drive ensure the final partition is less than </text:span><text:span text:style-name="T2">8G</text:span><text:span text:style-name="T21">.</text:span></text:p>
      <text:p text:style-name="P4"><text:span text:style-name="T21">Make the drive’s </text:span><text:span text:style-name="T24">file system</text:span><text:span text:style-name="T21"> be </text:span><text:span text:style-name="T2">FAT32.</text:span></text:p>
      <text:p text:style-name="CODE">$ sudo mkfs.fat -I /dev/&lt;YOUR_DEVICE&gt;</text:p>
      <text:p text:style-name="P5"><text:span text:style-name="Source_20_Text"><text:span text:style-name="T33">Use </text:span></text:span><text:span text:style-name="Source_20_Text"><text:span text:style-name="T34"><text:s/>dd</text:span></text:span><text:span text:style-name="Source_20_Text"><text:span text:style-name="T33"> to copy the contents of the </text:span></text:span><text:span text:style-name="Source_20_Text"><text:span text:style-name="T35">ISO</text:span></text:span><text:span text:style-name="Source_20_Text"><text:span text:style-name="T33"> to the disk.</text:span></text:span></text:p>
      <text:p text:style-name="CODE"><text:span text:style-name="Source_20_Text">$ sudo dd if=Qubes-RX-x86_64.iso of=/dev/sdY status=progress bs=1048576 &amp;&amp; sync</text:span></text:p>
      <text:h text:style-name="Heading_20_2" text:outline-level="2">Troubl<text:span text:style-name="T40">e</text:span>shooting</text:h>
      <text:h text:style-name="P64" text:outline-level="3">Freeze On Install <text:span text:style-name="T55">Or Startup</text:span></text:h>
      <text:p text:style-name="P13">Try disabling WLAN in the BIOS. <text:s/>Qubes struggles with some PCI WLAN Cards. <text:s/>Specifically, Broadcom’s. <text:s/>If the install succeeds with WLAN disabled, try buying a different brand of PCI WLAN Card. <text:s/><text:span text:style-name="T42">Intel WLAN PCI card worked fine.</text:span></text:p>
      <text:h text:style-name="Heading_20_3" text:outline-level="3">Modifying /EFI/BOOT/BOOT64.cfg</text:h>
      <text:p text:style-name="P1">Plug in the installation media, unmount if is automatically mounted, then mount only the second partition.</text:p>
      <text:p text:style-name="P1">Edit <text:span text:style-name="T2">/EFI/BOOT/BOOT64.cfg</text:span><text:span text:style-name="T21"> with any editor: </text:span><text:span text:style-name="T2">vim</text:span><text:span text:style-name="T21">, </text:span><text:span text:style-name="T2">nano</text:span><text:span text:style-name="T21">, et al.</text:span></text:p>
      <text:h text:style-name="Heading_20_3" text:outline-level="3">Blank Screen Before Loading Installer</text:h>
      <text:p text:style-name="P3">Some hardware may freeze before loading the installer. <text:s/></text:p>
      <text:p text:style-name="P11"><text:span text:style-name="T1">Try commenting some of the default configuration values from </text:span><text:span text:style-name="T4">BOOT64.cfg</text:span><text:span text:style-name="T1">.</text:span></text:p>
      <text:p text:style-name="CODE"><text:span text:style-name="Source_20_Text">[qubes-verbose]</text:span></text:p>
      <text:p text:style-name="CODE"><text:span text:style-name="Source_20_Text">options=console=vga efi=attr=uc</text:span></text:p>
      <text:p text:style-name="CODE"><text:span text:style-name="Source_20_Text"># noexitboot=1</text:span></text:p>
      <text:p text:style-name="CODE"><text:span text:style-name="Source_20_Text"># mapbs=1</text:span></text:p>
      <text:p text:style-name="CODE"><text:span text:style-name="Source_20_Text">kernel=vmlinuz inst.stage2=hd:LABEL=Qubes-R4.0-x86_64 i915.alpha_support=1</text:span></text:p>
      <text:p text:style-name="CODE"><text:span text:style-name="Source_20_Text">ramdisk=initrd.img</text:span></text:p>
      <text:p text:style-name="P7"><text:span text:style-name="T1"><text:s/></text:span><text:a xlink:type="simple" xlink:href="https://www.qubes-os.org/doc/uefi-troubleshooting/#removing-noexitboot-and-mapbs" text:style-name="Internet_20_link" text:visited-style-name="Visited_20_Internet_20_Link">https://www.qubes-os.org/doc/uefi-troubleshooting/#removing-noexitboot-and-mapbs</text:a></text:p>
      <text:p text:style-name="Text_20_body"><text:soft-page-break/></text:p>
      <text:h text:style-name="Heading_20_1" text:outline-level="1">Example Base Setup</text:h>
      <text:h text:style-name="Heading_20_2" text:outline-level="2">Setup</text:h>
      <text:p text:style-name="P15">Clone the <text:span text:style-name="T46">default T</text:span>emplates <text:span text:style-name="T46">to create ad-hoc </text:span><text:span text:style-name="T7">base-*</text:span><text:span text:style-name="T23"> Templates</text:span> to ensure the <text:span text:style-name="T46">default Templates</text:span> remain unaltered.</text:p>
      <text:p text:style-name="P31">Apply all persistent installs in the <text:span text:style-name="T2">base-</text:span><text:span text:style-name="T56">* Template clones.<text:line-break/>This leaves the original </text:span><text:span text:style-name="T57">Templates</text:span><text:span text:style-name="T56"> as “factory resets” of the </text:span><text:span text:style-name="T57">base-*</text:span><text:span text:style-name="T56"> clones.</text:span></text:p>
      <text:h text:style-name="Heading_20_2" text:outline-level="2">Qubes</text:h>
      <text:h text:style-name="Heading_20_3" text:outline-level="3">DEV</text:h>
      <text:p text:style-name="P18">Clone <text:span text:style-name="T7">base-</text:span><text:span text:style-name="T23"> <text:s/>Template</text:span> to make new <text:span text:style-name="T46">Q</text:span>ubes.</text:p>
      <text:p text:style-name="P20">Create a <text:span text:style-name="T8">dev</text:span> <text:span text:style-name="T47">Q</text:span>ube</text:p>
      <text:h text:style-name="Heading_20_4" text:outline-level="4"><text:s/>In the <text:span text:style-name="T69">Base</text:span></text:h>
      <text:h text:style-name="Heading_20_5" text:outline-level="5"><text:span text:style-name="T58">I</text:span>nstall <text:span text:style-name="T58">D</text:span>evelopment <text:span text:style-name="T58">S</text:span>oftware</text:h>
      <text:p text:style-name="CODE">dnf install emacs <text:span text:style-name="T44">libreoffice</text:span> java-11-openjdk-devel <text:span text:style-name="T43">nodejs rust cargo haskell-package feh sqlite postgresql-server postgresql-contrib </text:span><text:span text:style-name="T75">go</text:span></text:p>
      <text:p text:style-name="P16"><text:span text:style-name="T2">emacs</text:span> :<text:span text:style-name="T44"> development editor</text:span></text:p>
      <text:p text:style-name="P16"><text:span text:style-name="T17">libreoffice</text:span> :<text:span text:style-name="T44"> FOSS office suite</text:span></text:p>
      <text:p text:style-name="P16"><text:span text:style-name="T2">java-11-openjdk-devel</text:span> :<text:span text:style-name="T44"> for clj/cljs</text:span> </text:p>
      <text:p text:style-name="P21"><text:span text:style-name="T2">nodejs</text:span> <text:s/>: for shadow-cljs</text:p>
      <text:p text:style-name="P22"><text:span text:style-name="T2">rust cargo</text:span> : rust-lang tooling</text:p>
      <text:p text:style-name="P22"><text:span text:style-name="T2">haskell-package</text:span> : haskell-lang tooling</text:p>
      <text:p text:style-name="P42"><text:span text:style-name="T2">golang</text:span>: The Go programming language and toolset</text:p>
      <text:p text:style-name="P17"><text:span text:style-name="T16">feh</text:span><text:span text:style-name="T43"> : lightweight cli image view</text:span></text:p>
      <text:p text:style-name="P28"><text:span text:style-name="T2">sqlite</text:span> : lightweight sql db</text:p>
      <text:p text:style-name="P17"><text:span text:style-name="T16">postgresql-server postgresql-contrib</text:span><text:span text:style-name="T43"> <text:s/>: postgres SQL db</text:span></text:p>
      <text:p text:style-name="P15"><text:span text:style-name="T15">lean</text:span><text:span text:style-name="T66"> : </text:span><text:a xlink:type="simple" xlink:href="https://leanprover-community.github.io/install/linux.html" text:style-name="Internet_20_link" text:visited-style-name="Visited_20_Internet_20_Link">https://leanprover-community.github.io/install/linux.html</text:a></text:p>
      <text:p text:style-name="P27"><text:span text:style-name="T49">NOTE</text:span> use: <text:span text:style-name="T51">$ dnf history userinstalled</text:span> <text:span text:style-name="T48">or </text:span><text:span text:style-name="T52">$ dnf history list all</text:span><text:span text:style-name="T48"> </text:span><text:s/>; for a list of all installed pa<text:span text:style-name="T50">ck</text:span>age’<text:span text:style-name="T53">s histories.</text:span></text:p>
      <text:p text:style-name="P29"/>
      <text:h text:style-name="P57" text:outline-level="4">In the Q<text:span text:style-name="T58">ube</text:span></text:h>
      <text:p text:style-name="P19"><text:span text:style-name="T59">M</text:span>ake a <text:span text:style-name="T2">.local/bin</text:span>:</text:p>
      <text:p text:style-name="CODE"><text:soft-page-break/><text:span text:style-name="T59">$ mkdir /home/user/.local/bin</text:span> </text:p>
      <text:p text:style-name="P19"><text:span text:style-name="T59">A</text:span>dd <text:span text:style-name="T2">.local/bin</text:span> to <text:span text:style-name="T2">PATH</text:span> <text:span text:style-name="T59">in </text:span><text:span text:style-name="T11">bash_profile</text:span><text:span text:style-name="T59">:</text:span></text:p>
      <text:p text:style-name="CODE">$ vim /home/user/.bash_profile</text:p>
      <text:p text:style-name="CODE"><text:span text:style-name="T59">export PATH=$PATH:/home/user/.local/bin</text:span> </text:p>
      <text:p text:style-name="P32"/>
      <text:p text:style-name="P23"><text:span text:style-name="T60">Install </text:span><text:span text:style-name="T12">python virtualenv </text:span><text:span text:style-name="T25">to a</text:span><text:span text:style-name="T21">llow </text:span>for isolated python environments:</text:p>
      <text:p text:style-name="CODE"><text:span text:style-name="T60">$ </text:span>python3 -m pip install virtualenv</text:p>
      <text:p text:style-name="P48">$ mkdir <text:span text:style-name="T61">/home/user/venv</text:span></text:p>
      <text:p text:style-name="P53"><text:tab/><text:span text:style-name="T64">USE</text:span><text:tab/></text:p>
      <text:p text:style-name="P53"><text:tab/><text:tab/>To create a new python environment:</text:p>
      <text:p text:style-name="P48">$ virtualenv<text:span text:style-name="T61"> /home/user/venv/ci </text:span></text:p>
      <text:p text:style-name="P37"><text:tab/><text:tab/>To enter that environment:</text:p>
      <text:p text:style-name="P50">$ source /home/user/venv/ci/bin/activate</text:p>
      <text:p text:style-name="P50">(ci)$ </text:p>
      <text:p text:style-name="P32"><text:tab/><text:tab/>To exit the environment:</text:p>
      <text:p text:style-name="P50">(ci)$ deactivate</text:p>
      <text:p text:style-name="P50">$ </text:p>
      <text:p text:style-name="P32">Install <text:span text:style-name="T65">the </text:span><text:span text:style-name="T13">black</text:span> python code formatter into a <text:span text:style-name="T2">CI</text:span><text:span text:style-name="T21"> environment:</text:span></text:p>
      <text:p text:style-name="P48">$ virtualenv<text:span text:style-name="T61"> /home/user/venv/ci</text:span></text:p>
      <text:p text:style-name="P50">..</text:p>
      <text:p text:style-name="P50">$ source /home/user/venv/ci/bin/activate</text:p>
      <text:p text:style-name="P51">(ci)$ python3 -m pip install black</text:p>
      <text:p text:style-name="P54"><text:span text:style-name="T64"><text:tab/>USE</text:span><text:tab/></text:p>
      <text:p text:style-name="P54"><text:tab/><text:tab/>To <text:span text:style-name="T65">format</text:span> python:</text:p>
      <text:p text:style-name="P49">$ <text:span text:style-name="T65">black</text:span><text:span text:style-name="T61"> /</text:span><text:span text:style-name="T62">PATH</text:span><text:span text:style-name="T61">/</text:span><text:span text:style-name="T62">TO</text:span><text:span text:style-name="T61">/</text:span><text:span text:style-name="T62">CODE.py</text:span><text:span text:style-name="T61"> </text:span></text:p>
      <text:p text:style-name="P38"/>
      <text:h text:style-name="Heading_20_3" text:outline-level="3">ENT</text:h>
      <text:p text:style-name="P34"><text:span text:style-name="T66">Clone</text:span> a <text:span text:style-name="T14">D</text:span><text:span text:style-name="T2">efault </text:span><text:span text:style-name="T14">T</text:span><text:span text:style-name="T2">emplate</text:span> to make a <text:span text:style-name="T2">base-ent</text:span> Template.</text:p>
      <text:p text:style-name="P33"><text:span text:style-name="T67">C</text:span>reate an <text:span text:style-name="T6">ent</text:span> Qube <text:span text:style-name="T45">with the </text:span><text:span text:style-name="T6">base-ent </text:span><text:span text:style-name="T22">Template.</text:span></text:p>
      <text:h text:style-name="P57" text:outline-level="4"><text:s/>In the <text:span text:style-name="T69">Base</text:span></text:h>
      <text:h text:style-name="P56" text:outline-level="5"><text:span text:style-name="T26">I</text:span><text:span text:style-name="T22">nstall </text:span><text:span text:style-name="T28">Entertainment</text:span><text:span text:style-name="T22"> </text:span><text:span text:style-name="T26">S</text:span><text:span text:style-name="T22">oftware</text:span></text:h>
      <text:p text:style-name="P52"/>
      <text:p text:style-name="P52"><text:span text:style-name="Source_20_Text"><text:span text:style-name="T37">Enable </text:span></text:span><text:span text:style-name="Source_20_Text"><text:span text:style-name="T38">RPMFusion</text:span></text:span><text:span text:style-name="Source_20_Text"><text:span text:style-name="T37">:</text:span></text:span></text:p>
      <text:p text:style-name="P52"><text:span text:style-name="Source_20_Text"/></text:p>
      <text:p text:style-name="CODE"><text:span text:style-name="Source_20_Text"><text:span text:style-name="T68">$ </text:span></text:span><text:span text:style-name="Source_20_Text">sudo dnf config-manager --set-enabled rpmfusion-free</text:span></text:p>
      <text:p text:style-name="CODE"><text:span text:style-name="Source_20_Text"><text:span text:style-name="T68">$ </text:span></text:span><text:span text:style-name="Source_20_Text">sudo dnf config-manager --set-enabled rpmfusion-free-updates</text:span></text:p>
      <text:p text:style-name="CODE"><text:span text:style-name="Source_20_Text"><text:span text:style-name="T68">$ </text:span></text:span><text:span text:style-name="Source_20_Text">sudo dnf config-manager --set-enabled rpmfusion-nonfree</text:span></text:p>
      <text:p text:style-name="CODE"><text:span text:style-name="Source_20_Text"><text:span text:style-name="T68">$ </text:span></text:span><text:span text:style-name="Source_20_Text">sudo dnf config-manager --set-enabled rpmfusion-nonfree-updates</text:span></text:p>
      <text:p text:style-name="CODE"><text:span text:style-name="Source_20_Text"><text:span text:style-name="T68">$ </text:span></text:span><text:span text:style-name="Source_20_Text">sudo dnf upgrade –refresh</text:span></text:p>
      <text:p text:style-name="P55"/>
      <text:p text:style-name="CODE"><text:span text:style-name="Source_20_Text"><text:span text:style-name="T69">$ </text:span></text:span><text:span text:style-name="Source_20_Text">sudo dnf install ffmpeg vlc</text:span></text:p>
      <text:p text:style-name="P35"><text:span text:style-name="T6">f</text:span><text:span text:style-name="T2">fmpeg</text:span><text:span text:style-name="T21"> : video editing software</text:span></text:p>
      <text:p text:style-name="P35"><text:span text:style-name="T2">vlc</text:span> : high compatibility video player</text:p>
      <text:h text:style-name="P61" text:outline-level="1">USB</text:h>
      <text:p text:style-name="P24"><text:a xlink:type="simple" xlink:href="https://www.qubes-os.org/doc/usb-qubes/" text:style-name="Internet_20_link" text:visited-style-name="Visited_20_Internet_20_Link">https://www.qubes-os.org/doc/usb-qubes/</text:a></text:p>
      <text:h text:style-name="P63" text:outline-level="2"><text:soft-page-break/>USB WiFi</text:h>
      <text:p text:style-name="P36">The easiest way to use WiFi via USB is to <text:span text:style-name="T70">select this option when installing the system:</text:span></text:p>
      <text:p text:style-name="QUOTE"><text:span text:style-name="T70">[x] </text:span>Use sys-net qube for both networking and USB devices</text:p>
      <text:h text:style-name="Heading_20_2" text:outline-level="2">USB Keyboard</text:h>
      <text:p text:style-name="P26">To reset the <text:span text:style-name="T2">Manual Setup</text:span> delete everything from <text:span text:style-name="Source_20_Text"><text:span text:style-name="T36">/etc/qubes-rpc/policy/qubes.InputKeyboard</text:span></text:span><text:span text:style-name="T21"> </text:span><text:span text:style-name="T27">in </text:span><text:span text:style-name="T18">dom0</text:span><text:span text:style-name="T27">.</text:span></text:p>
      <text:p text:style-name="P25"><text:span text:style-name="T71">T</text:span>hen add one line: <text:span text:style-name="T2">$anyvm $anyvm deny</text:span></text:p>
      <text:h text:style-name="Heading_20_3" text:outline-level="3"><text:bookmark text:name="manual-setup-for-usb-keyboards"/>Manual setup for USB keyboards</text:h>
      <text:p text:style-name="QUOTE"><text:span text:style-name="T63">In order to use a USB keyboard, you must first attach it to a USB qube, then give that qube permission to pass keyboard input to dom0. Edit the </text:span><text:span text:style-name="Source_20_Text"><text:span text:style-name="T63">qubes.InputKeyboard</text:span></text:span><text:span text:style-name="T63"> policy file in dom0, which is located here:</text:span></text:p>
      <text:p text:style-name="QUOTE"><text:span text:style-name="Source_20_Text"><text:span text:style-name="T63">/etc/qubes-rpc/policy/qubes.InputKeyboard</text:span></text:span></text:p>
      <text:p text:style-name="P58">Add a line like this one to the top of the file:</text:p>
      <text:p text:style-name="QUOTE"><text:span text:style-name="Source_20_Text"><text:span text:style-name="T63">sys-usb dom0 allow</text:span></text:span></text:p>
      <text:p text:style-name="QUOTE"><text:span text:style-name="T63">(Change </text:span><text:span text:style-name="Source_20_Text"><text:span text:style-name="T63">sys-usb</text:span></text:span><text:span text:style-name="T63"> to your desired USB qube.)</text:span></text:p>
      <text:p text:style-name="P58">You can now use your USB keyboard to log in to your dom0 user account (after LUKS decryption).</text:p>
      <text:p text:style-name="QUOTE"><text:span text:style-name="T63">You can set up your system so that there’s a confirmation prompt each time the USB keyboard is connected. However, this will effectively disable your USB keyboard for dom0 user account login and the screen locker, so </text:span><text:span text:style-name="Strong_20_Emphasis"><text:span text:style-name="T63">don’t do this if you want to log into and unlock your device with a USB keyboard!</text:span></text:span><text:span text:style-name="T63"> If you’re sure you wish to proceed, change the previous line to:</text:span></text:p>
      <text:p text:style-name="QUOTE"><text:span text:style-name="Source_20_Text"><text:span text:style-name="T63">sys-usb dom0 ask,default_target=dom0</text:span></text:span></text:p>
      <text:p text:style-name="QUOTE"><text:span text:style-name="T63">If you wish to use a USB keyboard to enter your LUKS passphrase, you cannot </text:span><text:a xlink:type="simple" xlink:href="https://www.qubes-os.org/doc/usb-qubes/#how-to-hide-usb-controllers-from-dom0" text:style-name="Internet_20_link" text:visited-style-name="Visited_20_Internet_20_Link"><text:span text:style-name="T63">hide its USB controller from dom0</text:span></text:a><text:span text:style-name="T63">. If you’ve already hidden that USB controller from dom0, you must revert the procedure by removing the </text:span><text:span text:style-name="Source_20_Text"><text:span text:style-name="T63">rd.qubes.hide_all_usb</text:span></text:span><text:span text:style-name="T63"> option and employ an alternative strategy for protecting your system by physically disconnecting other devices during startup.</text:span></text:p>
      <text:p text:style-name="QUOTE"><text:span text:style-name="Strong_20_Emphasis"><text:span text:style-name="T63">Qubes 4.1 only:</text:span></text:span><text:span text:style-name="T63"> You should also add the </text:span><text:span text:style-name="Source_20_Text"><text:span text:style-name="T63">usbcore.authorized_default=0</text:span></text:span><text:span text:style-name="T63"> option, which prevents the initialization of non-input devices. (Qubes ships with a USBGuard configuration that allows only input devices when </text:span><text:span text:style-name="Source_20_Text"><text:span text:style-name="T63">usbcore.authorized_default=0</text:span></text:span><text:span text:style-name="T63"> is set.)</text:span></text:p>
      <text:h text:style-name="P62" text:outline-level="1">Hot Keys</text:h>
      <text:p text:style-name="P59"><text:a xlink:type="simple" xlink:href="https://groups.google.com/g/qubes-users/c/eqp_hyOP6BM" text:style-name="Internet_20_link" text:visited-style-name="Visited_20_Internet_20_Link">https://groups.google.com/g/qubes-users/c/eqp_hyOP6BM</text:a></text:p>
      <text:p text:style-name="P59">Ctrl+Enter --&gt; qvm-run-in-focused-vm xterm <text:line-break/>Ctrl+Shift+Enter --&gt; qvm-run-in-focused-vm nautilus <text:line-break/>Ctrl+Shift+W --&gt; qvm-run-in-focused-vm "sudo poweroff" </text:p>
      <text:p text:style-name="P59">1) Open xterm in dom0 <text:line-break/>2) Type "cd /home/USERNAME/Documents" and hit enter if you want your script to be saved there. <text:line-break/>3) Type "nano Screenshot.sh" and press enter. <text:line-break/>4) Type the following script: </text:p>
      <text:p text:style-name="QUOTE"><text:line-break/>#!/bin/bash <text:line-break/>ID=`xdotool getwindowfocus` <text:line-break/>QUBE=`xprop _QUBES_VMNAME -id $ID|cut -f2 -d\" ` <text:line-break/>if [[ "$QUBE" == "_QUBES_VMNAME: not found." ]]; then <text:line-break/><text:soft-page-break/>exit <text:line-break/>else </text:p>
      <text:p text:style-name="QUOTE"><text:line-break/>fi <text:line-break/><text:line-break/>5) Press Ctrl+x, then y, then Enter. <text:line-break/>6) Make the script executable by typing "chmod +x /home/USERNAME/Documents/Screenshot.sh" and pressing Enter. <text:line-break/>7) Open System Tools &gt; Keyboard &gt; Application Shortcuts (this works in this way as long as you don't have the KDE desktop installed in dom0). Click "add". Type the path to your script: /home/USERNAME/Documents/Screenshot.sh <text:line-break/>Click "OK" and press a keyboard shortcut. <text:line-break/>8) Now you are able to invoke the screenshot tool with your keyboard shortcut in the Qube you are working with and drag a frame with the mouse over what you want to take a picture of.* The pictures will be automatically saved in the folder "Pictures" in the home directory of the Qube. <text:line-break/><text:line-break/>*If you want the whole screen to be photographed automatically instead, change the line "qvm-run $QUBE "gnome-screenshot -a" to "qvm-run $QUBE "gnome-screenshot" You can find out more possibilities in the terminal of the Qube with the command "gnome-screenshot --help". <text:line-break/><text:line-break/>If it does not work, the program "gnome-screenshot" is not installed. Open a terminal of the template and install the program with "sudo dnf install gnome-screenshot" if it is a normal fedora template. If it is a Debian template, type "sudo apt-get install gnome-screenshot". After installation, shut down the template and restart the Qubes based on the template. </text:p>
      <text:p text:style-name="Text_20_body"/>
      <text:p text:style-name="P43"/>
      <text:p text:style-name="P45">ERR</text:p>
      <text:p text:style-name="P45">“Qube _ has failed to start: Cannot create new thin volume, free space in thin pool qubes_dom0/vm-pool reached threshold</text:p>
      <text:p text:style-name="P45"/>
      <text:p text:style-name="P45">Solution:</text:p>
      <text:p text:style-name="P45">short term</text:p>
      <text:p text:style-name="P45">(dom0) $sudo lvresize -L +3G qubes_dom0/vm-pool</text:p>
      <text:p text:style-name="P65">start one of your Hard Disk hungry Vms, clear it out, then move the pool size back down to open up this clean up window</text:p>
      <text:p text:style-name="P44"/>
      <text:p text:style-name="P45">this deletes all stored cache for each vm, the thin pools can be used for data recovery but if disk is short due to limited number of extents you can use this to clear the cache then turn discards off again.</text:p>
      <text:p text:style-name="P45"/>
      <text:p text:style-name="P45">see thin pools with</text:p>
      <text:p text:style-name="P45">(dom0) $ sudo lvs</text:p>
      <text:p text:style-name="P45"/>
      <text:p text:style-name="P65">vm-pool __G represents all the <text:span text:style-name="T76">HDD</text:span> Gigs available to any vm from vm→settings</text:p>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ab3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25in" fo:margin-right="0in" fo:margin-top="0.139in" fo:margin-bottom="0.0835in" style:contextual-spacing="false" fo:text-indent="0in" style:auto-text-indent="false"/>
      <style:text-properties fo:color="#e8a202"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0972in" fo:margin-bottom="0.0835in" style:contextual-spacing="false" fo:text-indent="0in" style:auto-text-indent="false"/>
      <style:text-properties fo:color="#87d1d1"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master-page-name="">
      <style:paragraph-properties fo:margin-left="0.75in" fo:margin-right="0in" fo:margin-top="0.0835in" fo:margin-bottom="0.0835in" style:contextual-spacing="false" fo:text-indent="0in" style:auto-text-indent="false" style:page-number="auto" style:shadow="none"/>
      <style:text-properties fo:color="#f68e76" loext:opacity="100%" fo:font-size="95%" fo:font-style="normal"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left="1in" fo:margin-right="0in" fo:margin-top="0.0835in" fo:margin-bottom="0.0417in" style:contextual-spacing="false" fo:text-indent="0in" style:auto-text-indent="false"/>
      <style:text-properties fo:color="#aa55a1" loext:opacity="100%" fo:font-size="8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OTE" style:family="paragraph" style:parent-style-name="Heading_20_7"/>
    <style:style style:name="CODE" style:family="paragraph" style:parent-style-name="Text_20_body" style:master-page-name="">
      <loext:graphic-properties draw:fill="solid" draw:fill-color="#eeeeee"/>
      <style:paragraph-properties fo:margin-left="1in" fo:margin-right="0in" fo:margin-top="0in" fo:margin-bottom="0in" style:contextual-spacing="false" fo:line-height="100%" fo:text-align="justify" style:justify-single-word="false" fo:text-indent="0in" style:auto-text-indent="false" style:page-number="auto" fo:background-color="#eeeeee" fo:padding="0.0201in" fo:border="0.06pt solid #cccccc" style:shadow="none" style:snap-to-layout-grid="false">
        <style:tab-stops/>
      </style:paragraph-properties>
      <style:text-properties style:font-name="Liberation Mono1" fo:font-family="'Liberation Mono'" style:font-style-name="Regular" style:font-family-generic="modern" style:font-pitch="fixed" fo:font-size="8pt" officeooo:rsid="00211048" fo:background-color="transparent" style:font-size-asian="10.5pt"/>
    </style:style>
    <style:style style:name="QUOTE" style:family="paragraph" style:parent-style-name="Text_20_body">
      <loext:graphic-properties draw:fill="solid" draw:fill-color="#ffd8ce"/>
      <style:paragraph-properties fo:margin-left="1in" fo:margin-right="1in" fo:line-height="100%" fo:text-indent="0in" style:auto-text-indent="false" fo:background-color="#ffd8ce"/>
      <style:text-properties fo:font-size="9pt" fo:background-color="transparent" style:font-size-asian="10.5pt"/>
    </style:style>
    <style:style style:name="LivingDoc"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1T17:56:12.124471333</meta:creation-date>
    <dc:date>2022-05-17T20:42:07.344227926</dc:date>
    <meta:editing-duration>P1DT10H28M57S</meta:editing-duration>
    <meta:editing-cycles>88</meta:editing-cycles>
    <meta:generator>LibreOffice/7.1.8.1$Linux_X86_64 LibreOffice_project/10$Build-1</meta:generator>
    <meta:document-statistic meta:table-count="0" meta:image-count="0" meta:object-count="0" meta:page-count="6" meta:paragraph-count="151" meta:word-count="1428" meta:character-count="9803" meta:non-whitespace-character-count="8467"/>
  </office:meta>
</office:document-meta>
</file>